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4.84pt"/>
    </style:style>
    <style:style style:name="co2" style:family="table-column">
      <style:table-column-properties fo:break-before="auto" style:column-width="237.74pt"/>
    </style:style>
    <style:style style:name="co3" style:family="table-column">
      <style:table-column-properties fo:break-before="auto" style:column-width="26.59pt"/>
    </style:style>
    <style:style style:name="co4" style:family="table-column">
      <style:table-column-properties fo:break-before="auto" style:column-width="58.79pt"/>
    </style:style>
    <style:style style:name="co5" style:family="table-column">
      <style:table-column-properties fo:break-before="auto" style:column-width="343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47.9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pt" style:writing-mode="lr-tb"/>
      <style:text-properties style:use-window-font-color="true" style:font-name="DejaVu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DejaVu Sans"/>
    </style:style>
    <style:style style:name="ce4" style:family="table-cell" style:parent-style-name="Default">
      <style:table-cell-properties fo:background-color="#006600" fo:border="0.06pt solid #000000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/>
    </style:style>
    <style:style style:name="ce7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9" style:family="table-cell" style:parent-style-name="Default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pt" style:writing-mode="lr-tb"/>
      <style:text-properties style:use-window-font-color="true" style:font-name="DejaVu Sans" fo:font-size="10pt" fo:font-weight="bold" style:font-name-asian="Source Han Sans CN Regular" style:font-size-asian="10pt" style:font-weight-asian="bold" style:font-name-complex="Lohit Devanagari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DejaVu Sans" fo:font-size="10pt" style:font-size-asian="10pt" style:font-size-complex="10pt"/>
    </style:style>
    <style:style style:name="ce11" style:family="table-cell" style:parent-style-name="Default">
      <style:table-cell-properties fo:background-color="#006600" style:text-align-source="fix" style:repeat-content="false" fo:border="0.06pt solid #000000"/>
      <style:paragraph-properties fo:text-align="start" fo:margin-left="0pt"/>
      <style:text-properties style:font-name="DejaVu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3" style:family="table-cell" style:parent-style-name="Default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pt" style:writing-mode="lr-tb"/>
      <style:text-properties style:use-window-font-color="true" style:font-name="DejaVu Sans"/>
    </style:style>
    <style:style style:name="ce14" style:family="table-cell" style:parent-style-name="Default">
      <style:table-cell-properties fo:background-color="#006600" fo:border="0.06pt solid #000000"/>
      <style:text-properties style:font-name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number-columns-repeated="1018" table:default-cell-style-name="ce2"/>
        <table:table-column table:style-name="co6" table:default-cell-style-name="ce3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  <text:p>Euro</text:p>
            <text:p>per unit</text:p>
          </table:table-cell>
          <table:table-cell table:style-name="ce9" office:value-type="string" calcext:value-type="string">
            <text:p>URL</text:p>
          </table:table-cell>
          <table:table-cell table:style-name="ce1" table:number-columns-repeated="1018"/>
          <table:table-cell table:style-name="ce13"/>
        </table:table-row>
        <table:table-row table:style-name="ro2">
          <table:table-cell office:value-type="string" calcext:value-type="string">
            <text:p>frame_bottom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top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iege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_effector</text:p>
          </table:table-cell>
          <table:table-cell office:value-type="string" calcext:value-type="string">
            <text:p>Printed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hingiverse.com/thing:15691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ximity_sensor_holder</text:p>
          </table:table-cell>
          <table:table-cell office:value-type="string" calcext:value-type="string">
            <text:p>Printed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hingiverse.com/thing:7269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_stop_holder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_mount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_mount_clip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ted bed</text:p>
          </table:table-cell>
          <table:table-cell office:value-type="string" calcext:value-type="string">
            <text:p>Round aluminium D330mm, W2m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-slot20L1020</text:p>
          </table:table-cell>
          <table:table-cell office:value-type="string" calcext:value-type="string">
            <text:p>Frame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.2" calcext:value-type="float">
            <text:p>4.2</text:p>
          </table:table-cell>
          <table:table-cell office:value-type="string" calcext:value-type="string">
            <text:p>http://www.cnccat.com/index.php?id=2&amp;productid=111&amp;catid=57&amp;subcatid=&amp;lang=g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-slot20L450</text:p>
          </table:table-cell>
          <table:table-cell office:value-type="string" calcext:value-type="string">
            <text:p>Frame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.9" calcext:value-type="float">
            <text:p>1.9</text:p>
          </table:table-cell>
          <table:table-cell office:value-type="string" calcext:value-type="string">
            <text:p>http://www.cnccat.com/index.php?id=2&amp;productid=111&amp;catid=57&amp;subcatid=&amp;lang=g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cision_shaftD10L1000</text:p>
          </table:table-cell>
          <table:table-cell office:value-type="string" calcext:value-type="string">
            <text:p>for carrieg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://grobotronics.com/precision-shaft-d10mm-x-l1000mm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bber_bumpers </text:p>
          </table:table-cell>
          <table:table-cell office:value-type="string" calcext:value-type="string">
            <text:p>for fram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de_plexiglas_1</text:p>
          </table:table-cell>
          <table:table-cell office:value-type="string" calcext:value-type="string">
            <text:p>to close the 3d prin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de_plexiglas_2</text:p>
          </table:table-cell>
          <table:table-cell office:value-type="string" calcext:value-type="string">
            <text:p>to close the 3d prin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de_plexiglas_3</text:p>
          </table:table-cell>
          <table:table-cell office:value-type="string" calcext:value-type="string">
            <text:p>to close the 3d prin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de_plexiglas_4</text:p>
          </table:table-cell>
          <table:table-cell office:value-type="string" calcext:value-type="string">
            <text:p>to close the 3d pri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inge</text:p>
          </table:table-cell>
          <table:table-cell table:style-name="ce3" office:value-type="string" calcext:value-type="string">
            <text:p>for plexiglas “door”, Printed part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5" office:value-type="string" calcext:value-type="string">
            <text:p>-</text:p>
          </table:table-cell>
          <table:table-cell table:style-name="ce3" table:number-columns-repeated="1018"/>
          <table:table-cell/>
        </table:table-row>
        <table:table-row table:style-name="ro2">
          <table:table-cell office:value-type="string" calcext:value-type="string">
            <text:p>Carbon fiber tube (round)</text:p>
          </table:table-cell>
          <table:table-cell office:value-type="string" calcext:value-type="string">
            <text:p>5.0 x 3.5 x 1000mm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liland.com/catalog/index.php?main_page=product_info&amp;cPath=11_318&amp;products_id=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 ends</text:p>
          </table:table-cell>
          <table:table-cell office:value-type="string" calcext:value-type="string">
            <text:p>For M4 threaded rod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ear Ball Bearing, LM10UU</text:p>
          </table:table-cell>
          <table:table-cell office:value-type="string" calcext:value-type="string">
            <text:p>for carriege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ttp://grobotronics.com/linear-ball-bearing-10mm-diameter-lm10uu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l Bearing Flanged, F693ZZ </text:p>
          </table:table-cell>
          <table:table-cell office:value-type="string" calcext:value-type="string">
            <text:p>belt tensione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ttp://grobotronics.com/ball-bearing-flanged-f693zz-3mm-bore-8mm-od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ming Belt GT2</text:p>
          </table:table-cell>
          <table:table-cell office:value-type="string" calcext:value-type="string">
            <text:p>7m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grobotronics.com/timing-belt-gt2-1m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uminum Pulley GT2</text:p>
          </table:table-cell>
          <table:table-cell office:value-type="string" calcext:value-type="string">
            <text:p>16-tooth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https://www.fixers.gr/mechanical-parts/motion/pulley-16tooth-gt2.html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11"/>
          <table:table-cell table:style-name="ce4" table:number-columns-repeated="1018"/>
          <table:table-cell table:style-name="ce14"/>
        </table:table-row>
        <table:table-row table:style-name="ro2">
          <table:table-cell office:value-type="string" calcext:value-type="string">
            <text:p>Stepper Motor Mount - Nema 17</text:p>
          </table:table-cell>
          <table:table-cell office:value-type="string" calcext:value-type="string">
            <text:p>for extruder retraction mechanism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http://grobotronics.com/stepper-motor-mount-with-hardware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bbed Extruder Gear</text:p>
          </table:table-cell>
          <table:table-cell office:value-type="string" calcext:value-type="string">
            <text:p>In-house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https://www.fixers.gr/mechanical-parts/hotends/hobbed-mk8-gear-3-0mm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3D V6 Metal Only 3mm hotend</text:p>
          </table:table-cell>
          <table:table-cell office:value-type="string" calcext:value-type="string">
            <text:p>In-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e3d-online.com/v6-3mm-Direct-Metal-On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wden.fcstd</text:p>
          </table:table-cell>
          <table:table-cell office:value-type="string" calcext:value-type="string">
            <text:p>for extruder retraction mechanism, In-hous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wdenLeaver.fcstd</text:p>
          </table:table-cell>
          <table:table-cell office:value-type="string" calcext:value-type="string">
            <text:p>for extruder retraction mechanism, In-hous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kor</text:p>
          </table:table-cell>
          <table:table-cell office:value-type="string" calcext:value-type="string">
            <text:p>ID 6mm for PTFE, OD M5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TFE tube</text:p>
          </table:table-cell>
          <table:table-cell office:value-type="string" calcext:value-type="string">
            <text:p>ID=3.18mm OD=6mm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https://www.fixers.gr/mechanical-parts/hotends/ptfe-tube-6mm-3mm-3-00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for extruder mechanism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ttp://grobotronics.com/compression-spring-l20mm-7.5mm-od-5mm-id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l bearing 625ZZ</text:p>
          </table:table-cell>
          <table:table-cell office:value-type="string" calcext:value-type="string">
            <text:p>for extruder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://grobotronics.com/ball-bearing-624zz-4mm-bore-13mm-od-clone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wden_sping_spacer</text:p>
          </table:table-cell>
          <table:table-cell office:value-type="string" calcext:value-type="string">
            <text:p>to mount spring, In-hous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11"/>
          <table:table-cell table:style-name="ce4" table:number-columns-repeated="1018"/>
          <table:table-cell table:style-name="ce14"/>
        </table:table-row>
        <table:table-row table:style-name="ro2">
          <table:table-cell office:value-type="string" calcext:value-type="string">
            <text:p>PSU</text:p>
          </table:table-cell>
          <table:table-cell office:value-type="string" calcext:value-type="string">
            <text:p>12V – 240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Power_supply_unit_(computer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rmistor NTC 3950</text:p>
          </table:table-cell>
          <table:table-cell office:value-type="string" calcext:value-type="string">
            <text:p>NTC 395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3" office:value-type="string" calcext:value-type="string">
            <text:p>http://grobotronics.com/theristor-100kohm-with-cable-for-3d-printe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ramic Cartridge Heater</text:p>
          </table:table-cell>
          <table:table-cell office:value-type="string" calcext:value-type="string">
            <text:p>12V – 40W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http://grobotronics.com/reprap-12v-40w-ceramic-cartridge-heate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pton Flexible heater </text:p>
          </table:table-cell>
          <table:table-cell office:value-type="string" calcext:value-type="string">
            <text:p>(230 x 230)mm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fixers.gr/electronic-parts/heater-kapton-flexible-23x23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Mega </text:p>
          </table:table-cell>
          <table:table-cell office:value-type="string" calcext:value-type="string">
            <text:p>Atmega 25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fixers.gr/arduino-mega-2560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PS RepRap Shield</text:p>
          </table:table-cell>
          <table:table-cell office:value-type="string" calcext:value-type="string">
            <text:p>V1.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<text:a xlink:href="http://grobotronics.com/ramps-reprap-shield-for-arduino-mega.html" xlink:type="simple">http://grobotronics.com/ramps-reprap-shield-for-arduino-mega.html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PS Full Graphic Controller Board</text:p>
          </table:table-cell>
          <table:table-cell office:value-type="string" calcext:value-type="string">
            <text:p>128x64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grobotronics.com/ramps-128x64-full-graphic-controller-board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pper Motor Driver</text:p>
          </table:table-cell>
          <table:table-cell office:value-type="string" calcext:value-type="string">
            <text:p>DRV88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grobotronics.com/drv8825-stepper-motor-drive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pper Motor</text:p>
          </table:table-cell>
          <table:table-cell office:value-type="string" calcext:value-type="string">
            <text:p>Nema 17, 4.8kg-cm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grobotronics.com/stepper-motor-42byghw804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C Brushless Fan</text:p>
          </table:table-cell>
          <table:table-cell office:value-type="string" calcext:value-type="string">
            <text:p>for extruder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https://www.fixers.gr/fan-sunon-40-40-20-12v-mb40201vx-000u-a99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C Brushless Fan</text:p>
          </table:table-cell>
          <table:table-cell office:value-type="string" calcext:value-type="string">
            <text:p>for electronic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ttp://grobotronics.com/dc-brushless-fan-40x40x15mm-12v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itch</text:p>
          </table:table-cell>
          <table:table-cell office:value-type="string" calcext:value-type="string">
            <text:p>For end-stop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ttp://grobotronics.com/microswitch-mini-spdt-on-on-with-roller-simulation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J12A3-4-Z/BX Proximity Sensor</text:p>
          </table:table-cell>
          <table:table-cell office:value-type="string" calcext:value-type="string">
            <text:p>12mm/4mm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fixers.gr/lj12a3-4-z-bx-inductive-proximity-senso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ectronics Box</text:p>
          </table:table-cell>
          <table:table-cell office:value-type="string" calcext:value-type="string">
            <text:p>for Rapms and LCD, Printed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https://www.thingiverse.com/thing:1489117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11"/>
          <table:table-cell table:style-name="ce4" table:number-columns-repeated="1018"/>
          <table:table-cell table:style-name="ce14"/>
        </table:table-row>
        <table:table-row table:style-name="ro2">
          <table:table-cell office:value-type="string" calcext:value-type="string">
            <text:p>Wir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necto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steners</text:p>
          </table:table-cell>
          <table:table-cell table:number-columns-repeated="1023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4" table:number-columns-repeated="1019"/>
          <table:table-cell table:style-name="ce1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5:01:24.664931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zisi </meta:initial-creator>
    <meta:creation-date>2015-12-11T09:57:56.796363853</meta:creation-date>
    <dc:date>2016-10-05T17:04:37.324740906</dc:date>
    <meta:editing-duration>P1DT8H56M43S</meta:editing-duration>
    <meta:editing-cycles>42</meta:editing-cycles>
    <meta:generator>LibreOffice/5.2.1.2$Linux_X86_64 LibreOffice_project/20m0$Build-2</meta:generator>
    <meta:document-statistic meta:table-count="1" meta:cell-count="243" meta:object-count="0"/>
  </office:meta>
</office:document-meta>
</file>